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opacity-name="" draw:textarea-horizontal-align="justify" draw:textarea-vertical-align="middle" draw:auto-grow-height="false" fo:min-height="11.695cm" fo:min-width="11.714cm"/>
    </style:style>
    <style:style style:name="gr2" style:family="graphic" style:parent-style-name="standard">
      <style:graphic-properties draw:opacity="50%" draw:opacity-name="" draw:textarea-horizontal-align="justify" draw:textarea-vertical-align="middle" draw:auto-grow-height="false" fo:min-height="8.461cm" fo:min-width="8.302cm"/>
    </style:style>
    <style:style style:name="gr3" style:family="graphic" style:parent-style-name="standard">
      <style:graphic-properties draw:stroke="none" svg:stroke-color="#000000" draw:fill="none" draw:fill-color="#ffffff" fo:min-height="0.766cm"/>
    </style:style>
    <style:style style:name="gr4" style:family="graphic" style:parent-style-name="standard">
      <style:graphic-properties draw:stroke="none" svg:stroke-color="#000000" draw:fill="none" draw:fill-color="#ffffff" fo:min-height="0.893cm"/>
    </style:style>
    <style:style style:name="gr5" style:family="graphic" style:parent-style-name="standard">
      <style:graphic-properties draw:stroke="none" draw:marker-start="" draw:fill-color="#ffff66" draw:opacity="50%" draw:opacity-name="" draw:textarea-horizontal-align="justify" draw:textarea-vertical-align="middle" draw:auto-grow-height="false" fo:min-height="4.115cm" fo:min-width="6.781cm"/>
    </style:style>
    <style:style style:name="gr6" style:family="graphic" style:parent-style-name="standard">
      <style:graphic-properties draw:stroke="none" draw:fill-color="#ffff66" draw:opacity="50%" draw:opacity-name="" draw:textarea-horizontal-align="justify" draw:textarea-vertical-align="middle" draw:auto-grow-height="false" fo:min-height="4.096cm" fo:min-width="6.849cm"/>
    </style:style>
    <style:style style:name="gr7" style:family="graphic" style:parent-style-name="standard">
      <style:graphic-properties draw:stroke="none" draw:fill-color="#ffff66" draw:opacity="50%" draw:opacity-name="" draw:textarea-horizontal-align="justify" draw:textarea-vertical-align="middle" draw:auto-grow-height="false" fo:min-height="4.115cm" fo:min-width="6.781cm"/>
    </style:style>
    <style:style style:name="gr8" style:family="graphic" style:parent-style-name="standard">
      <style:graphic-properties draw:stroke="none" draw:fill-color="#ffff66" draw:opacity="50%" draw:opacity-name="" draw:textarea-horizontal-align="justify" draw:textarea-vertical-align="middle" draw:auto-grow-height="false" fo:min-height="4.149cm" fo:min-width="6.846cm"/>
    </style:style>
    <style:style style:name="gr9" style:family="graphic" style:parent-style-name="standard">
      <style:graphic-properties draw:stroke="none" draw:fill-color="#ffff66" draw:opacity="50%" draw:opacity-name="" draw:textarea-horizontal-align="justify" draw:textarea-vertical-align="middle" draw:auto-grow-height="false" fo:min-height="4.212cm" fo:min-width="6.87cm"/>
    </style:style>
    <style:style style:name="gr10" style:family="graphic" style:parent-style-name="standard">
      <style:graphic-properties draw:stroke="none" svg:stroke-color="#000000" draw:fill="none" draw:fill-color="#ffffff" fo:min-height="1.147cm"/>
    </style:style>
    <style:style style:name="gr11" style:family="graphic" style:parent-style-name="standard">
      <style:graphic-properties draw:stroke="none" svg:stroke-color="#000000" draw:fill="none" draw:fill-color="#ffffff" fo:min-height="1.528cm"/>
    </style:style>
    <style:style style:name="P1" style:family="paragraph">
      <loext:graphic-properties draw:opacity="50%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66" draw:opacity="50%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272cm" svg:height="16.891cm" svg:x="1.889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2.446cm" svg:height="12.319cm" svg:x="4.329cm" svg:y="5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" draw:layer="layout" svg:width="7.239cm" svg:height="1.016cm" svg:x="7.35cm" svg:y="2.143cm">
          <draw:text-box>
            <text:p>Ämnespecifik kunskap</text:p>
          </draw:text-box>
        </draw:frame>
        <draw:frame draw:style-name="gr4" draw:text-style-name="P2" draw:layer="layout" svg:width="4.953cm" svg:height="1.143cm" svg:x="8.239cm" svg:y="6.207cm">
          <draw:text-box>
            <text:p>maskininlärning</text:p>
          </draw:text-box>
        </draw:frame>
        <draw:custom-shape draw:style-name="gr5" draw:text-style-name="P3" draw:layer="layout" svg:width="10.295cm" svg:height="6.173cm" draw:transform="skewX (-5.86036899995619E-017) rotate (-0.414341164423454) translate (3.993cm 5.04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0.393cm" svg:height="6.144cm" draw:transform="rotate (-0.111701072127638) translate (2.291cm 8.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0.295cm" svg:height="6.173cm" draw:transform="rotate (0.0567232006898157) translate (2.448cm 11.65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0.295cm" svg:height="6.173cm" draw:transform="skewX (5.86036899995619E-017) rotate (0.648215284190693) translate (3.54cm 15.72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10.295cm" svg:height="6.173cm" draw:transform="skewX (5.86036899995619E-017) rotate (0.330914426178124) translate (7.692cm 8.6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0.388cm" svg:height="6.221cm" draw:transform="rotate (0.106116018521255) translate (8.509cm 9.43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10.388cm" svg:height="6.221cm" draw:transform="rotate (-0.286233997327071) translate (9.1cm 9.7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3" draw:layer="layout" svg:width="10.422cm" svg:height="6.31cm" draw:transform="rotate (-0.534768882811062) translate (8.75cm 9.95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4.445cm" svg:height="1.143cm" svg:x="3.413cm" svg:y="7.35cm">
          <draw:text-box>
            <text:p>Robotik</text:p>
          </draw:text-box>
        </draw:frame>
        <draw:frame draw:style-name="gr3" draw:text-style-name="P2" draw:layer="layout" svg:width="4.191cm" svg:height="1.673cm" svg:x="2.524cm" svg:y="10.779cm">
          <draw:text-box>
            <text:p>Dataseende</text:p>
            <text:p>bildanalys</text:p>
          </draw:text-box>
        </draw:frame>
        <draw:frame draw:style-name="gr3" draw:text-style-name="P2" draw:layer="layout" svg:width="5.08cm" svg:height="1.016cm" svg:x="3.032cm" svg:y="13.827cm">
          <draw:text-box>
            <text:p>språkteknologi</text:p>
          </draw:text-box>
        </draw:frame>
        <draw:frame draw:style-name="gr4" draw:text-style-name="P2" draw:layer="layout" svg:width="4.699cm" svg:height="1.143cm" svg:x="5.572cm" svg:y="16.367cm">
          <draw:text-box>
            <text:p>talteknologi</text:p>
          </draw:text-box>
        </draw:frame>
        <draw:frame draw:style-name="gr10" draw:text-style-name="P2" draw:layer="layout" svg:width="4.191cm" svg:height="1.397cm" svg:x="13.954cm" svg:y="7.223cm">
          <draw:text-box>
            <text:p>reglerteknik</text:p>
          </draw:text-box>
        </draw:frame>
        <draw:frame draw:style-name="gr4" draw:text-style-name="P2" draw:layer="layout" svg:width="5.588cm" svg:height="1.143cm" svg:x="12.938cm" svg:y="9.89cm">
          <draw:text-box>
            <text:p>finansiellteknologi</text:p>
          </draw:text-box>
        </draw:frame>
        <draw:frame draw:style-name="gr10" draw:text-style-name="P2" draw:layer="layout" svg:width="5.715cm" svg:height="1.673cm" svg:x="10.398cm" svg:y="16.367cm">
          <draw:text-box>
            <text:p>Hjärninspirerad</text:p>
            <text:p>databehandling</text:p>
          </draw:text-box>
        </draw:frame>
        <draw:frame draw:style-name="gr11" draw:text-style-name="P2" draw:layer="layout" svg:width="7.112cm" svg:height="1.778cm" svg:x="10.86cm" svg:y="13.438cm">
          <draw:text-box>
            <text:p>Informationsvetenskap och teknolog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5T10:54:00.447857783</meta:creation-date>
    <dc:date>2017-11-25T11:11:43.452249767</dc:date>
    <meta:editing-duration>PT2M12S</meta:editing-duration>
    <meta:editing-cycles>1</meta:editing-cycles>
    <meta:document-statistic meta:object-count="20"/>
    <meta:generator>LibreOffice/5.1.6.2$Linux_X86_64 LibreOffice_project/10m0$Build-2</meta:generator>
  </office:meta>
</office:document-meta>
</file>